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002" officeooo:paragraph-rsid="00035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rder to learn basic concepts of data importing and EDA in python I used titanic data set in which I performed univariate analy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13:10.597394896</meta:creation-date>
    <dc:date>2019-04-27T21:14:49.878209830</dc:date>
    <meta:editing-duration>PT1M44S</meta:editing-duration>
    <meta:editing-cycles>1</meta:editing-cycles>
    <meta:document-statistic meta:table-count="0" meta:image-count="0" meta:object-count="0" meta:page-count="1" meta:paragraph-count="1" meta:word-count="24" meta:character-count="133" meta:non-whitespace-character-count="110"/>
    <meta:generator>LibreOffice/6.0.7.3$Linux_X86_64 LibreOffice_project/00m0$Build-3</meta:generator>
  </office:meta>
</office:document-meta>
</file>